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1f9be5" officeooo:paragraph-rsid="001f9be5"/>
    </style:style>
    <style:style style:name="P2" style:family="paragraph" style:parent-style-name="Text_20_body">
      <style:paragraph-properties fo:text-align="end" style:justify-single-word="false" style:writing-mode="rl-tb"/>
      <style:text-properties officeooo:rsid="001f9be5" officeooo:paragraph-rsid="001f9be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1f9be5" officeooo:paragraph-rsid="001f9be5"/>
    </style:style>
    <style:style style:name="P4" style:family="paragraph" style:parent-style-name="Text_20_body">
      <style:paragraph-properties fo:text-align="end" style:justify-single-word="false" style:writing-mode="rl-tb"/>
      <style:text-properties officeooo:rsid="00209f9c" officeooo:paragraph-rsid="00209f9c"/>
    </style:style>
    <style:style style:name="T1" style:family="text">
      <style:text-properties officeooo:rsid="00209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Title">שורה ראשונה כותרת</text:p>
      <text:p text:style-name="P2">שורה שנייה <text:span text:style-name="T1">חדשה</text:span></text:p>
      <text:p text:style-name="P4">שורה שלישית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1:45:46.252088697</meta:creation-date>
    <dc:date>2016-10-06T02:21:24.373216058</dc:date>
    <meta:editing-duration>PT3M25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1" meta:paragraph-count="3" meta:word-count="8" meta:character-count="43" meta:non-whitespace-character-count="38"/>
  </office:meta>
</office:document-meta>
</file>